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4d844" officeooo:paragraph-rsid="0024d844"/>
    </style:style>
    <style:style style:name="P4" style:family="paragraph" style:parent-style-name="Standard">
      <style:text-properties officeooo:rsid="0026b131" officeooo:paragraph-rsid="0026b131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caf34" officeooo:paragraph-rsid="002caf34"/>
    </style:style>
    <style:style style:name="P8" style:family="paragraph" style:parent-style-name="Standard">
      <style:text-properties officeooo:rsid="002ce8f2" officeooo:paragraph-rsid="002ce8f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T1" style:family="text">
      <style:text-properties officeooo:rsid="00305a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/" text:style-name="Internet_20_link" text:visited-style-name="Visited_20_Internet_20_Link">https://coderprog.com/control-flow-interations-javascript/</text:a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1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1"/>
      <text:p text:style-name="P3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3"/>
      <text:p text:style-name="P4"><text:a xlink:type="simple" xlink:href="https://coderprog.com/master-advanced-javascript-react/" text:style-name="Internet_20_link" text:visited-style-name="Visited_20_Internet_20_Link">https://coderprog.com/master-advanced-javascript-react/</text:a></text:p>
      <text:p text:style-name="P4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6"/>
      <text:p text:style-name="P7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7"/>
      <text:p text:style-name="P8"><text:a xlink:type="simple" xlink:href="https://coderprog.com/learn-algorithms-data-structures-java/" text:style-name="Internet_20_link" text:visited-style-name="Visited_20_Internet_20_Link">https://coderprog.com/learn-algorithms-data-structures-java/</text:a></text:p>
      <text:p text:style-name="P8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9"/>
      <text:p text:style-name="P10"><text:a xlink:type="simple" xlink:href="https://coderprog.com/databases-node-js-developers/" text:style-name="Internet_20_link" text:visited-style-name="Visited_20_Internet_20_Link">https://coderprog.com/databases-node-js-developers/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0T20:45:44.491674166</dc:date>
    <meta:editing-duration>PT52M45S</meta:editing-duration>
    <meta:editing-cycles>17</meta:editing-cycles>
    <meta:document-statistic meta:table-count="0" meta:image-count="0" meta:object-count="0" meta:page-count="1" meta:paragraph-count="11" meta:word-count="11" meta:character-count="607" meta:non-whitespace-character-count="607"/>
  </office:meta>
</office:document-meta>
</file>